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F00000064E2BE025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6.4889in" fo:margin-left="0in" fo:margin-top="0in" fo:margin-bottom="0in" table:align="left" style:writing-mode="lr-tb"/>
    </style:style>
    <style:style style:name="Table1.A" style:family="table-column">
      <style:table-column-properties style:column-width="3.2444in"/>
    </style:style>
    <style:style style:name="Table1.1" style:family="table-row">
      <style:table-row-properties style:min-row-height="0.4014in" fo:keep-together="auto"/>
    </style:style>
    <style:style style:name="Table1.A1" style:family="table-cell">
      <style:table-cell-properties style:vertical-align="middle" fo:background-color="#98a639" fo:padding-left="0.075in" fo:padding-right="0.075in" fo:padding-top="0in" fo:padding-bottom="0in" fo:border-left="none" fo:border-right="none" fo:border-top="none" fo:border-bottom="0.5pt solid #98a639" style:writing-mode="lr-tb">
        <style:background-image/>
      </style:table-cell-properties>
    </style:style>
    <style:style style:name="Table1.2" style:family="table-row">
      <style:table-row-properties style:min-row-height="1.0771in" fo:keep-together="auto"/>
    </style:style>
    <style:style style:name="Table1.A2" style:family="table-cell">
      <style:table-cell-properties fo:background-color="transparent" fo:padding-left="0.075in" fo:padding-right="0.075in" fo:padding-top="0in" fo:padding-bottom="0in" fo:border-left="none" fo:border-right="0.5pt solid #98a639" fo:border-top="0.5pt solid #98a639" fo:border-bottom="0.5pt solid #98a639" style:writing-mode="lr-tb">
        <style:background-image/>
      </style:table-cell-properties>
    </style:style>
    <style:style style:name="Table1.B2" style:family="table-cell">
      <style:table-cell-properties fo:background-color="transparent" fo:padding-left="0.075in" fo:padding-right="0.075in" fo:padding-top="0in" fo:padding-bottom="0in" fo:border-left="0.5pt solid #98a639" fo:border-right="none" fo:border-top="0.5pt solid #98a639" fo:border-bottom="0.5pt solid #98a639" style:writing-mode="lr-tb">
        <style:background-image/>
      </style:table-cell-properties>
    </style:style>
    <style:style style:name="Table1.A3" style:family="table-cell">
      <style:table-cell-properties fo:background-color="transparent" fo:padding-left="0.075in" fo:padding-right="0.075in" fo:padding-top="0in" fo:padding-bottom="0in" fo:border-left="none" fo:border-right="0.5pt solid #98a639" fo:border-top="0.5pt solid #98a639" fo:border-bottom="0.5pt solid #98a639" style:writing-mode="lr-tb">
        <style:background-image/>
      </style:table-cell-properties>
    </style:style>
    <style:style style:name="Table1.B3" style:family="table-cell">
      <style:table-cell-properties fo:background-color="transparent" fo:padding-left="0.075in" fo:padding-right="0.075in" fo:padding-top="0in" fo:padding-bottom="0in" fo:border-left="0.5pt solid #98a639" fo:border-right="none" fo:border-top="0.5pt solid #98a639" fo:border-bottom="0.5pt solid #98a639" style:writing-mode="lr-tb">
        <style:background-image/>
      </style:table-cell-properties>
    </style:style>
    <style:style style:name="Table1.A4" style:family="table-cell">
      <style:table-cell-properties fo:background-color="transparent" fo:padding-left="0.075in" fo:padding-right="0.075in" fo:padding-top="0in" fo:padding-bottom="0in" fo:border-left="none" fo:border-right="0.5pt solid #98a639" fo:border-top="0.5pt solid #98a639" fo:border-bottom="none" style:writing-mode="lr-tb">
        <style:background-image/>
      </style:table-cell-properties>
    </style:style>
    <style:style style:name="Table1.B4" style:family="table-cell">
      <style:table-cell-properties fo:background-color="transparent" fo:padding-left="0.075in" fo:padding-right="0.075in" fo:padding-top="0in" fo:padding-bottom="0in" fo:border-left="0.5pt solid #98a639" fo:border-right="none" fo:border-top="0.5pt solid #98a639" fo:border-bottom="none" style:writing-mode="lr-tb">
        <style:background-image/>
      </style:table-cell-properties>
    </style:style>
    <style:style style:name="Table2" style:family="table">
      <style:table-properties style:width="6.4889in" fo:margin-left="0.0035in" fo:margin-top="0in" fo:margin-bottom="0in" table:align="left" style:writing-mode="lr-tb"/>
    </style:style>
    <style:style style:name="Table2.A" style:family="table-column">
      <style:table-column-properties style:column-width="3.2444in"/>
    </style:style>
    <style:style style:name="Table2.1" style:family="table-row">
      <style:table-row-properties style:min-row-height="0.4313in" fo:keep-together="auto"/>
    </style:style>
    <style:style style:name="Table2.A1" style:family="table-cell">
      <style:table-cell-properties style:vertical-align="middle" fo:background-color="#98a639" fo:padding-left="0.075in" fo:padding-right="0.075in" fo:padding-top="0in" fo:padding-bottom="0in" fo:border-left="0.5pt solid #9bbb59" fo:border-right="0.5pt solid #9bbb59" fo:border-top="0.5pt solid #9bbb59" fo:border-bottom="0.5pt solid #c2d69b" style:writing-mode="lr-tb">
        <style:background-image/>
      </style:table-cell-properties>
    </style:style>
    <style:style style:name="Table2.2" style:family="table-row">
      <style:table-row-properties style:min-row-height="1.0771in" fo:keep-together="auto"/>
    </style:style>
    <style:style style:name="Table2.A2" style:family="table-cell">
      <style:table-cell-properties fo:background-color="transparent" fo:padding-left="0.075in" fo:padding-right="0.075in" fo:padding-top="0in" fo:padding-bottom="0in" fo:border-left="none" fo:border-right="0.5pt solid #98a639" fo:border-top="none" fo:border-bottom="0.5pt solid #98a639" style:writing-mode="lr-tb">
        <style:background-image/>
      </style:table-cell-properties>
    </style:style>
    <style:style style:name="Table2.B2" style:family="table-cell">
      <style:table-cell-properties fo:background-color="transparent" fo:padding-left="0.075in" fo:padding-right="0.075in" fo:padding-top="0in" fo:padding-bottom="0in" fo:border-left="0.5pt solid #98a639" fo:border-right="none" fo:border-top="none" fo:border-bottom="0.5pt solid #98a639" style:writing-mode="lr-tb">
        <style:background-image/>
      </style:table-cell-properties>
    </style:style>
    <style:style style:name="Table2.A3" style:family="table-cell">
      <style:table-cell-properties fo:background-color="transparent" fo:padding-left="0.075in" fo:padding-right="0.075in" fo:padding-top="0in" fo:padding-bottom="0in" fo:border-left="none" fo:border-right="0.5pt solid #98a639" fo:border-top="0.5pt solid #98a639" fo:border-bottom="0.5pt solid #98a639" style:writing-mode="lr-tb">
        <style:background-image/>
      </style:table-cell-properties>
    </style:style>
    <style:style style:name="Table2.B3" style:family="table-cell">
      <style:table-cell-properties fo:background-color="transparent" fo:padding-left="0.075in" fo:padding-right="0.075in" fo:padding-top="0in" fo:padding-bottom="0in" fo:border-left="0.5pt solid #98a639" fo:border-right="none" fo:border-top="0.5pt solid #98a639" fo:border-bottom="0.5pt solid #98a639" style:writing-mode="lr-tb">
        <style:background-image/>
      </style:table-cell-properties>
    </style:style>
    <style:style style:name="Table2.A4" style:family="table-cell">
      <style:table-cell-properties fo:background-color="transparent" fo:padding-left="0.075in" fo:padding-right="0.075in" fo:padding-top="0in" fo:padding-bottom="0in" fo:border-left="none" fo:border-right="0.5pt solid #98a639" fo:border-top="0.5pt solid #98a639" fo:border-bottom="none" style:writing-mode="lr-tb">
        <style:background-image/>
      </style:table-cell-properties>
    </style:style>
    <style:style style:name="Table2.B4" style:family="table-cell">
      <style:table-cell-properties fo:background-color="transparent" fo:padding-left="0.075in" fo:padding-right="0.075in" fo:padding-top="0in" fo:padding-bottom="0in" fo:border-left="0.5pt solid #98a639" fo:border-right="none" fo:border-top="0.5pt solid #98a639" fo:border-bottom="none" style:writing-mode="lr-tb">
        <style:background-image/>
      </style:table-cell-properties>
    </style:style>
    <style:style style:name="P1" style:family="paragraph" style:parent-style-name="Standard">
      <style:text-properties style:font-name="Arial" style:language-asian="en" style:country-asian="GB" style:font-name-complex="Arial1"/>
    </style:style>
    <style:style style:name="P2" style:family="paragraph" style:parent-style-name="Standard">
      <style:paragraph-properties fo:margin-top="0in" fo:margin-bottom="0.0835in" style:contextual-spacing="false"/>
    </style:style>
    <style:style style:name="P3" style:family="paragraph" style:parent-style-name="Standard">
      <style:paragraph-properties fo:margin-top="0in" fo:margin-bottom="0.0835in" style:contextual-spacing="false"/>
      <style:text-properties style:font-name="Arial" fo:font-size="11pt" style:font-name-asian="Times New Roman2" style:font-size-asian="11pt" style:language-asian="en" style:country-asian="GB" style:font-name-complex="Arial1" style:font-size-complex="11pt"/>
    </style:style>
    <style:style style:name="P4" style:family="paragraph" style:parent-style-name="Standard">
      <style:text-properties style:font-name="Arial" fo:font-size="16pt" fo:font-weight="bold" style:font-name-asian="Times New Roman2" style:font-size-asian="16pt" style:language-asian="en" style:country-asian="GB" style:font-weight-asian="bold" style:font-name-complex="Arial1" style:font-size-complex="11pt"/>
    </style:style>
    <style:style style:name="P5" style:family="paragraph" style:parent-style-name="Standard">
      <style:paragraph-properties fo:margin-left="0.2957in" fo:line-height="115%" fo:text-indent="-0.2957in" style:auto-text-indent="false"/>
    </style:style>
    <style:style style:name="P6" style:family="paragraph" style:parent-style-name="Standard">
      <style:paragraph-properties fo:margin-left="0.2957in" fo:line-height="115%" fo:text-indent="-0.2957in" style:auto-text-indent="false"/>
      <style:text-properties style:font-name="Arial" fo:font-size="11pt" officeooo:rsid="0013ac16" officeooo:paragraph-rsid="0013ac16" style:font-name-asian="Times New Roman2" style:font-size-asian="11pt" style:language-asian="en" style:country-asian="GB" style:font-name-complex="Arial1" style:font-size-complex="11pt"/>
    </style:style>
    <style:style style:name="P7" style:family="paragraph" style:parent-style-name="Standard">
      <style:paragraph-properties fo:margin-left="0.2957in" fo:line-height="115%" fo:text-indent="-0.2957in" style:auto-text-indent="false"/>
      <style:text-properties style:font-name="Arial" fo:font-size="11pt" style:font-name-asian="Times New Roman2" style:font-size-asian="11pt" style:language-asian="en" style:country-asian="GB" style:font-name-complex="Arial1" style:font-size-complex="11pt"/>
    </style:style>
    <style:style style:name="P8" style:family="paragraph" style:parent-style-name="Standard">
      <style:paragraph-properties fo:margin-left="0.2957in" fo:line-height="115%" fo:text-indent="-0.2957in" style:auto-text-indent="false"/>
      <style:text-properties style:font-name="Arial" style:font-name-asian="Times New Roman2" style:language-asian="en" style:country-asian="GB" style:font-name-complex="Arial1" style:font-size-complex="11pt"/>
    </style:style>
    <style:style style:name="P9" style:family="paragraph" style:parent-style-name="Standard">
      <style:paragraph-properties fo:margin-left="0.2957in" fo:line-height="115%" fo:text-indent="-0.2957in" style:auto-text-indent="false"/>
      <style:text-properties style:font-name="Arial" officeooo:rsid="0013ac16" officeooo:paragraph-rsid="0013ac16" style:font-name-asian="Times New Roman2" style:language-asian="en" style:country-asian="GB" style:font-name-complex="Arial1" style:font-size-complex="11pt"/>
    </style:style>
    <style:style style:name="P10" style:family="paragraph" style:parent-style-name="Standard">
      <style:paragraph-properties fo:margin-left="0.2957in" fo:text-indent="-0.2957in" style:auto-text-indent="false"/>
      <style:text-properties style:font-name="Arial" style:font-name-asian="Times New Roman2" style:language-asian="en" style:country-asian="GB" style:font-name-complex="Arial1" style:font-size-complex="11pt"/>
    </style:style>
    <style:style style:name="P11" style:family="paragraph" style:parent-style-name="Standard">
      <style:text-properties style:font-name="Arial" style:font-name-asian="Times New Roman2" style:language-asian="en" style:country-asian="GB" style:font-name-complex="Arial1" style:font-size-complex="11pt"/>
    </style:style>
    <style:style style:name="P12" style:family="paragraph" style:parent-style-name="Standard">
      <style:paragraph-properties fo:margin-top="0in" fo:margin-bottom="0in" style:contextual-spacing="false" fo:break-before="page"/>
      <style:text-properties style:font-name="Arial" fo:font-size="16pt" fo:font-weight="bold" style:font-name-asian="Times New Roman2" style:font-size-asian="16pt" style:language-asian="en" style:country-asian="GB" style:font-weight-asian="bold" style:font-name-complex="Arial1" style:font-size-complex="11pt"/>
    </style:style>
    <style:style style:name="P13" style:family="paragraph" style:parent-style-name="Standard">
      <style:paragraph-properties fo:margin-top="0in" fo:margin-bottom="0.0835in" style:contextual-spacing="false"/>
      <style:text-properties style:font-name="Arial" style:font-name-asian="Times New Roman2" style:language-asian="en" style:country-asian="GB" style:font-name-complex="Arial1" style:font-size-complex="11pt"/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color="#ffffff" loext:opacity="100%" style:font-name="Times New Roman1" fo:language="en" fo:country="GB" fo:font-weight="bold" style:letter-kerning="false" style:font-name-asian="SimSun" style:font-weight-asian="bold" style:font-name-complex="Times New Roman2" style:language-complex="ar" style:country-complex="SA" style:font-weight-complex="bold">
        <loext:char-complex-color loext:theme-type="light1" loext:color-type="theme"/>
      </style:text-properties>
    </style:style>
    <style:style style:name="P15" style:family="paragraph" style:parent-style-name="Standard">
      <style:paragraph-properties fo:margin-top="0in" fo:margin-bottom="0in" style:contextual-spacing="false" fo:text-align="left" style:justify-single-word="false" fo:orphans="2" fo:widows="2"/>
      <style:text-properties style:font-name="Arial" fo:font-size="10pt" fo:language="en" fo:country="GB" fo:font-weight="normal" style:letter-kerning="false" style:font-name-asian="Times New Roman2" style:font-size-asian="10pt" style:language-asian="en" style:country-asian="GB" style:font-weight-asian="normal" style:font-name-complex="Arial1" style:font-size-complex="11pt" style:language-complex="ar" style:country-complex="SA" style:font-weight-complex="bold"/>
    </style:style>
    <style:style style:name="P16" style:family="paragraph" style:parent-style-name="Standard">
      <style:paragraph-properties fo:margin-top="0in" fo:margin-bottom="0in" style:contextual-spacing="false" fo:text-align="left" style:justify-single-word="false" fo:orphans="2" fo:widows="2"/>
      <style:text-properties style:font-name="Arial" fo:font-size="10pt" fo:language="en" fo:country="GB" style:letter-kerning="false" style:font-name-asian="Times New Roman2" style:font-size-asian="10pt" style:language-asian="en" style:country-asian="GB" style:font-name-complex="Arial1" style:font-size-complex="11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text-align="left" style:justify-single-word="false" fo:orphans="2" fo:widows="2"/>
      <style:text-properties fo:color="#000000" loext:opacity="100%" style:font-name="Arial" fo:font-size="10pt" fo:language="en" fo:country="GB" fo:font-weight="normal" style:letter-kerning="false" style:font-name-asian="Times New Roman2" style:font-size-asian="10pt" style:language-asian="en" style:country-asian="GB" style:font-weight-asian="normal" style:font-name-complex="Arial1" style:font-size-complex="11pt" style:language-complex="ar" style:country-complex="SA" style:font-weight-complex="bold">
        <loext:char-complex-color loext:theme-type="dark1" loext:color-type="theme"/>
      </style:text-properties>
    </style:style>
    <style:style style:name="P18" style:family="paragraph" style:parent-style-name="Standard">
      <style:paragraph-properties fo:margin-top="0in" fo:margin-bottom="0in" style:contextual-spacing="false" fo:text-align="left" style:justify-single-word="false" fo:orphans="2" fo:widows="2"/>
      <style:text-properties fo:color="#000000" loext:opacity="100%" style:font-name="Arial" fo:font-size="10pt" fo:language="en" fo:country="GB" style:letter-kerning="false" style:font-name-asian="Times New Roman2" style:font-size-asian="10pt" style:language-asian="en" style:country-asian="GB" style:font-name-complex="Arial1" style:font-size-complex="11pt" style:language-complex="ar" style:country-complex="SA">
        <loext:char-complex-color loext:theme-type="dark1" loext:color-type="theme"/>
      </style:text-properties>
    </style:style>
    <style:style style:name="P19" style:family="paragraph" style:parent-style-name="Standard">
      <style:paragraph-properties fo:margin-top="0in" fo:margin-bottom="0.0835in" style:contextual-spacing="false"/>
      <style:text-properties style:font-name="Arial" fo:font-size="11pt" fo:font-weight="bold" style:font-name-asian="Times New Roman2" style:font-size-asian="11pt" style:language-asian="en" style:country-asian="GB" style:font-weight-asian="bold" style:font-name-complex="Arial1" style:font-size-complex="11pt"/>
    </style:style>
    <style:style style:name="P20" style:family="paragraph" style:parent-style-name="Standard">
      <style:text-properties style:font-name="Arial" fo:font-size="10pt" style:font-name-asian="Times New Roman2" style:font-size-asian="10pt" style:language-asian="en" style:country-asian="GB" style:font-name-complex="Arial1" style:font-size-complex="11pt"/>
    </style:style>
    <style:style style:name="P21" style:family="paragraph" style:parent-style-name="Frame_20_contents">
      <style:paragraph-properties fo:margin-left="0.5909in" fo:margin-right="0.2953in" fo:margin-top="0.3055in" fo:margin-bottom="0in" style:contextual-spacing="false">
        <style:tab-stops>
          <style:tab-stop style:position="0.2957in" style:type="right"/>
        </style:tab-stops>
      </style:paragraph-properties>
    </style:style>
    <style:style style:name="P22" style:family="paragraph" style:parent-style-name="Frame_20_contents">
      <style:paragraph-properties fo:margin-right="0.2957in">
        <style:tab-stops>
          <style:tab-stop style:position="0.2957in" style:type="right"/>
        </style:tab-stops>
      </style:paragraph-properties>
    </style:style>
    <style:style style:name="P23" style:family="paragraph">
      <loext:graphic-properties draw:fill="solid" draw:fill-color="#98a639" draw:opacity="95%"/>
      <style:paragraph-properties fo:text-align="left"/>
      <style:text-properties fo:font-size="18pt"/>
    </style:style>
    <style:style style:name="T1" style:family="text">
      <style:text-properties fo:color="#404040" loext:opacity="100%" style:letter-kerning="false" style:font-name-asian="Times New Roman2" style:language-asian="en" style:country-asian="GB" style:font-size-complex="11pt" style:font-weight-complex="normal"/>
    </style:style>
    <style:style style:name="T2" style:family="text">
      <style:text-properties style:font-name="Arial" style:language-asian="en" style:country-asian="GB" style:font-name-complex="Arial1"/>
    </style:style>
    <style:style style:name="T3" style:family="text">
      <style:text-properties style:font-name="Arial" fo:font-size="11pt" style:font-name-asian="Times New Roman2" style:font-size-asian="11pt" style:language-asian="en" style:country-asian="GB" style:font-name-complex="Arial1" style:font-size-complex="11pt"/>
    </style:style>
    <style:style style:name="T4" style:family="text">
      <style:text-properties style:font-name="Arial" fo:font-size="11pt" fo:font-weight="bold" style:font-name-asian="Times New Roman2" style:font-size-asian="11pt" style:language-asian="en" style:country-asian="GB" style:font-weight-asian="bold" style:font-name-complex="Arial1" style:font-size-complex="11pt"/>
    </style:style>
    <style:style style:name="T5" style:family="text">
      <style:text-properties style:font-name="Arial" fo:font-size="16pt" fo:font-weight="bold" style:font-name-asian="Times New Roman2" style:font-size-asian="16pt" style:language-asian="en" style:country-asian="GB" style:font-weight-asian="bold" style:font-name-complex="Arial1" style:font-size-complex="11pt"/>
    </style:style>
    <style:style style:name="T6" style:family="text">
      <style:text-properties style:font-name="Arial" style:font-name-asian="Times New Roman2" style:language-asian="en" style:country-asian="GB" style:font-name-complex="Arial1" style:font-size-complex="11pt"/>
    </style:style>
    <style:style style:name="T7" style:family="text">
      <style:text-properties style:font-name="Arial" fo:font-size="14pt" fo:font-weight="bold" style:font-name-asian="Times New Roman2" style:font-size-asian="14pt" style:language-asian="en" style:country-asian="GB" style:font-weight-asian="bold" style:font-name-complex="Arial1" style:font-size-complex="11pt"/>
    </style:style>
    <style:style style:name="T8" style:family="text">
      <style:text-properties style:font-name="Arial" fo:font-size="10pt" fo:font-weight="normal" style:font-name-asian="Times New Roman2" style:font-size-asian="10pt" style:language-asian="en" style:country-asian="GB" style:font-weight-asian="normal" style:font-name-complex="Arial1" style:font-size-complex="11pt"/>
    </style:style>
    <style:style style:name="T9" style:family="text">
      <style:text-properties style:font-name="Arial" fo:font-size="10pt" style:font-name-asian="Times New Roman2" style:font-size-asian="10pt" style:language-asian="en" style:country-asian="GB" style:font-name-complex="Arial1" style:font-size-complex="11pt"/>
    </style:style>
    <style:style style:name="T10" style:family="text">
      <style:text-properties fo:color="#000000" loext:opacity="100%" style:font-name="Arial" fo:font-size="10pt" fo:font-weight="normal" style:font-name-asian="Times New Roman2" style:font-size-asian="10pt" style:language-asian="en" style:country-asian="GB" style:font-weight-asian="normal" style:font-name-complex="Arial1" style:font-size-complex="11pt">
        <loext:char-complex-color loext:theme-type="dark1" loext:color-type="theme"/>
      </style:text-properties>
    </style:style>
    <style:style style:name="T11" style:family="text">
      <style:text-properties fo:color="#000000" loext:opacity="100%" style:font-name="Arial" fo:font-size="10pt" style:font-name-asian="Times New Roman2" style:font-size-asian="10pt" style:language-asian="en" style:country-asian="GB" style:font-name-complex="Arial1" style:font-size-complex="11pt">
        <loext:char-complex-color loext:theme-type="dark1" loext:color-type="theme"/>
      </style:text-properties>
    </style:style>
    <style:style style:name="T12" style:family="text">
      <style:text-properties fo:color="#ffffff" loext:opacity="100%" style:font-name="Arial" fo:font-size="18pt" style:font-size-asian="18pt" style:font-name-complex="Arial1" style:font-size-complex="18pt">
        <loext:char-complex-color loext:theme-type="light1" loext:color-type="theme"/>
      </style:text-properties>
    </style:style>
    <style:style style:name="T13" style:family="text">
      <style:text-properties fo:color="#ffffff" loext:opacity="100%" style:font-name="Arial" fo:font-size="16pt" fo:font-weight="bold" style:font-size-asian="16pt" style:font-weight-asian="bold" style:font-name-complex="Arial1" style:font-size-complex="18pt">
        <loext:char-complex-color loext:theme-type="light1" loext:color-type="theme"/>
      </style:text-properties>
    </style:style>
    <style:style style:name="T14" style:family="text">
      <style:text-properties fo:color="#ffffff" loext:opacity="100%" style:font-name="Arial" fo:font-size="16pt" style:font-size-asian="16pt" style:font-name-complex="Arial1" style:font-size-complex="18pt">
        <loext:char-complex-color loext:theme-type="light1" loext:color-type="theme"/>
      </style:text-properties>
    </style:style>
    <style:style style:name="T15" style:family="text">
      <style:text-properties style:font-name="Arial" fo:font-size="16pt" fo:font-weight="bold" style:font-size-asian="16pt" style:font-weight-asian="bold" style:font-name-complex="Arial1" style:font-size-complex="18pt"/>
    </style:style>
    <style:style style:name="T16" style:family="text">
      <style:text-properties style:font-name="Arial" fo:font-size="16pt" style:font-size-asian="16pt" style:font-name-complex="Arial1" style:font-size-complex="18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none" svg:stroke-width="0in" draw:fill="solid" draw:fill-color="#98a639" draw:opacity="95%" draw:textarea-vertical-align="middle" draw:auto-grow-height="false" fo:min-height="0.8862in" fo:min-width="8.0799in" fo:padding-top="0.05in" fo:padding-bottom="0.05in" fo:padding-left="0.1in" fo:padding-right="0.1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98a639" draw:opacity="95%" draw:textarea-vertical-align="middle" draw:auto-grow-height="false" fo:min-height="0.8862in" fo:min-width="8.0799in" fo:padding-top="0.05in" fo:padding-bottom="0.05in" fo:padding-left="0.1in" fo:padding-right="0.1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loext:marker-style-name="T1"><text:span text:style-name="T1">Worksheet 2 Network topology</text:span><text:bookmark text:name="_GoBack"/><text:span text:style-name="T1"/></text:h>
      <text:p text:style-name="P1" loext:marker-style-name="T2"/>
      <text:p text:style-name="P2" loext:marker-style-name="T3"><text:span text:style-name="T3">A “bus” is simply a long wire. At its simplest, a bus network is just two computers linked together by a wire. You join more computers to the bus network, but only one computer can use the bus at any one time.</text:span><text:span text:style-name="T3"/></text:p>
      <text:p text:style-name="P2" loext:marker-style-name="T3"><text:span text:style-name="T3">In an Ethernet network, computers use a collision detection algorithm called CSMA/CD (Carrier Sense Multiple Access/Collision avoidance) to deal with this problem.</text:span><text:span text:style-name="T3"/></text:p>
      <text:p text:style-name="P2" loext:marker-style-name="T3"><text:span text:style-name="T3">If the wire is too long, the signal degrades, so in the early days of networks, </text:span><text:span text:style-name="T4">hubs</text:span><text:span text:style-name="T3"> were inserted to act as repeaters at various points. This allowed many </text:span><text:span text:style-name="T4">physical</text:span><text:span text:style-name="T3"> buses to act like one </text:span><text:span text:style-name="T4">logical</text:span><text:span text:style-name="T3"> bus.</text:span></text:p>
      <text:p text:style-name="P2" loext:marker-style-name="T3"><text:span text:style-name="T3">This did not solve the problem of collisions, in fact it made the problem worse because it was easy to add more computers to the network.</text:span><text:span text:style-name="T3"/></text:p>
      <text:p text:style-name="P2" loext:marker-style-name="T3"><text:span text:style-name="T3">If the </text:span><text:span text:style-name="T4">hub</text:span><text:span text:style-name="T3"> is replaced by an intelligent </text:span><text:span text:style-name="T4">switch</text:span><text:span text:style-name="T3">, the switch knows which of the physical buses is attached to it, so a signal is sent only to the buses that the destination computer is attached to. </text:span></text:p>
      <text:p text:style-name="P2" loext:marker-style-name="T3"><text:span text:style-name="T3">So what you now have is a number of computers connected to a switch – which, hey presto, is a physical star network! But it is still using a bus protocol, so it is a logical bus network.</text:span><text:span text:style-name="T3"/></text:p>
      <text:p text:style-name="P3" loext:marker-style-name="T3"/>
      <text:p text:style-name="Standard" loext:marker-style-name="T5"><text:span text:style-name="T5">Task 1</text:span><text:span text:style-name="T5"/></text:p>
      <text:p text:style-name="P4" loext:marker-style-name="T5"/>
      <text:p text:style-name="P5" loext:marker-style-name="T3"><text:span text:style-name="T3">(a)<text:tab/>What sort of network do you have in the classroom?</text:span><text:span text:style-name="T3"/></text:p>
      <text:p text:style-name="P6" loext:marker-style-name="T3"/>
      <text:p text:style-name="P6" loext:marker-style-name="T3">Bus</text:p>
      <text:p text:style-name="P7" loext:marker-style-name="T3"/>
      <text:p text:style-name="P5" loext:marker-style-name="T3"><text:span text:style-name="T3">(b)<text:tab/>How can you tell?</text:span><text:span text:style-name="T3"/></text:p>
      <text:p text:style-name="P7" loext:marker-style-name="T3"/>
      <text:p text:style-name="P7" loext:marker-style-name="T3"/>
      <text:p text:style-name="P5" loext:marker-style-name="T3"><text:span text:style-name="T3">(c)<text:tab/>Why is this topology used?</text:span><text:span text:style-name="T3"/></text:p>
      <text:p text:style-name="P7" loext:marker-style-name="T3"/>
      <text:p text:style-name="P6" loext:marker-style-name="T3">Cost effective and good enough</text:p>
      <text:p text:style-name="P7" loext:marker-style-name="T3"/>
      <text:p text:style-name="P5" loext:marker-style-name="T3"><text:span text:style-name="T3">(d)<text:tab/>What will happen if one computer is switched off?</text:span><text:span text:style-name="T3"/></text:p>
      <text:p text:style-name="P8" loext:marker-style-name="T6"/>
      <text:p text:style-name="P9" loext:marker-style-name="T6">Nothing</text:p>
      <text:p text:style-name="P8" loext:marker-style-name="T6"/>
      <text:p text:style-name="P5" loext:marker-style-name="T3"><text:span text:style-name="T3">(e)<text:tab/>Can you add a new computer to the network without disrupting the network?</text:span><text:span text:style-name="T3"/></text:p>
      <text:p text:style-name="P7" loext:marker-style-name="T3"/>
      <text:p text:style-name="P6" loext:marker-style-name="T3">No you cannot</text:p>
      <text:p text:style-name="P7" loext:marker-style-name="T3"/>
      <text:p text:style-name="P5" loext:marker-style-name="T3"><text:span text:style-name="T3">(f)<text:tab/>Is the network slow when everyone is using it?</text:span><text:span text:style-name="T3"/></text:p>
      <text:p text:style-name="P7" loext:marker-style-name="T3"/>
      <text:p text:style-name="P6" loext:marker-style-name="T3">Probably, I don’t think there has been enough load for it to degrade too much however</text:p>
      <text:p text:style-name="P7" loext:marker-style-name="T3"/>
      <text:p text:style-name="P5" loext:marker-style-name="T3"><text:span text:style-name="T3">(g) <text:tab/>Any other interesting or puzzling facts about the network?</text:span><text:span text:style-name="T3"/></text:p>
      <text:p text:style-name="P10" loext:marker-style-name="T6"/>
      <text:p text:style-name="P11" loext:marker-style-name="T6"/>
      <text:p text:style-name="P12" loext:marker-style-name="T5"/>
      <text:p text:style-name="Standard" loext:marker-style-name="T7"><text:span text:style-name="T7">Task 2</text:span><text:span text:style-name="T7"/></text:p>
      <text:p text:style-name="P13" loext:marker-style-name="T6"/>
      <text:p text:style-name="P2" loext:marker-style-name="T3"><text:span text:style-name="T3">Write down some advantages and disadvantages of star and bus topologies.</text:span><text:span text:style-name="T3"/></text:p>
      <text:p text:style-name="P2" loext:marker-style-name="T4"><text:span text:style-name="T4">BUS TOPOLOGY:</text:span><text:span text:style-name="T4"/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4" loext:marker-style-name="T3"><text:span text:style-name="T3">Advantages</text:span><text:span text:style-name="T3"/></text:p>
          </table:table-cell>
          <table:table-cell table:style-name="Table1.A1" office:value-type="string">
            <text:p text:style-name="P14" loext:marker-style-name="T3"><text:span text:style-name="T3">Disadvantages</text:span><text:span text:style-name="T3"/></text:p>
          </table:table-cell>
        </table:table-row>
        <table:table-row table:style-name="Table1.2">
          <table:table-cell table:style-name="Table1.A2" office:value-type="string">
            <text:p text:style-name="P15" loext:marker-style-name="T8"/>
          </table:table-cell>
          <table:table-cell table:style-name="Table1.B2" office:value-type="string">
            <text:p text:style-name="P16" loext:marker-style-name="T9"/>
          </table:table-cell>
        </table:table-row>
        <table:table-row table:style-name="Table1.2">
          <table:table-cell table:style-name="Table1.A3" office:value-type="string">
            <text:p text:style-name="P17" loext:marker-style-name="T10"/>
          </table:table-cell>
          <table:table-cell table:style-name="Table1.B3" office:value-type="string">
            <text:p text:style-name="P18" loext:marker-style-name="T11"/>
          </table:table-cell>
        </table:table-row>
        <table:table-row table:style-name="Table1.2">
          <table:table-cell table:style-name="Table1.A4" office:value-type="string">
            <text:p text:style-name="P15" loext:marker-style-name="T8"/>
          </table:table-cell>
          <table:table-cell table:style-name="Table1.B4" office:value-type="string">
            <text:p text:style-name="P16" loext:marker-style-name="T9"/>
          </table:table-cell>
        </table:table-row>
      </table:table>
      <text:p text:style-name="P19" loext:marker-style-name="T4"/>
      <text:p text:style-name="P19" loext:marker-style-name="T4"/>
      <text:p text:style-name="P2" loext:marker-style-name="T3"><text:span text:style-name="T4">STAR TOPOLOGY:</text:span><text:span text:style-name="T4"/></text:p>
      <text:p text:style-name="P20" loext:marker-style-name="T9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4" loext:marker-style-name="T3"><text:span text:style-name="T3">Advantages</text:span><text:span text:style-name="T3"/></text:p>
          </table:table-cell>
          <table:table-cell table:style-name="Table2.A1" office:value-type="string">
            <text:p text:style-name="P14" loext:marker-style-name="T3"><text:span text:style-name="T3">Disadvantages</text:span><text:span text:style-name="T3"/></text:p>
          </table:table-cell>
        </table:table-row>
        <table:table-row table:style-name="Table2.2">
          <table:table-cell table:style-name="Table2.A2" office:value-type="string">
            <text:p text:style-name="P15" loext:marker-style-name="T8"/>
          </table:table-cell>
          <table:table-cell table:style-name="Table2.B2" office:value-type="string">
            <text:p text:style-name="P16" loext:marker-style-name="T9"/>
          </table:table-cell>
        </table:table-row>
        <table:table-row table:style-name="Table2.2">
          <table:table-cell table:style-name="Table2.A3" office:value-type="string">
            <text:p text:style-name="P17" loext:marker-style-name="T10"/>
          </table:table-cell>
          <table:table-cell table:style-name="Table2.B3" office:value-type="string">
            <text:p text:style-name="P18" loext:marker-style-name="T11"/>
          </table:table-cell>
        </table:table-row>
        <table:table-row table:style-name="Table2.2">
          <table:table-cell table:style-name="Table2.A4" office:value-type="string">
            <text:p text:style-name="P15" loext:marker-style-name="T8"/>
          </table:table-cell>
          <table:table-cell table:style-name="Table2.B4" office:value-type="string">
            <text:p text:style-name="P16" loext:marker-style-name="T9"/>
          </table:table-cell>
        </table:table-row>
      </table:table>
      <text:p text:style-name="P11" loext:marker-style-name="T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Verdana" svg:font-family="Verdana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GB" style:letter-kerning="false" style:font-name-asian="SimSun" style:font-size-asian="10pt" style:language-asian="en" style:country-asian="GB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GB" style:letter-kerning="false" style:font-name-asian="SimSun" style:font-size-asian="10pt" style:language-asian="en" style:country-asian="GB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left" style:justify-single-word="false" fo:orphans="2" fo:widows="2" style:writing-mode="lr-tb"/>
      <style:text-properties fo:font-size="12pt" style:font-size-asian="12pt" style:language-asian="zh" style:country-asian="CN" style:font-size-complex="12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="Verdana" fo:font-family="Verdana" style:font-family-generic="swiss" style:font-pitch="variable" fo:font-size="9.5pt" style:font-name-asian="Times New Roman2" style:font-family-asian="'Times New Roman'" style:font-family-generic-asian="system" style:font-pitch-asian="variable" style:font-size-asian="9.5pt" style:language-asian="en" style:country-asian="GB" style:font-size-complex="9.5pt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fo:font-size="12pt" style:font-size-asian="12pt" style:language-asian="zh" style:country-asian="CN" style:font-size-complex="12pt"/>
    </style:style>
    <style:style style:name="Footer_20_Char" style:display-name="Footer Char" style:family="text" style:parent-style-name="Default_20_Paragraph_20_Font" loext:linked-style-name="Footer">
      <style:text-properties fo:font-size="12pt" style:font-size-asian="12pt" style:language-asian="zh" style:country-asian="CN" style:font-size-complex="12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language-asian="zh" style:country-asian="CN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>
      <style:text-properties style:font-name="Calibri" fo:font-family="Calibri" style:font-family-generic="swiss" style:font-pitch="variable" fo:font-size="11pt" style:font-size-asian="11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swiss" style:font-pitch="variable" fo:font-size="11pt" fo:font-style="normal" fo:font-weight="normal" style:font-size-asian="11pt" style:font-style-asian="normal" style:font-weight-asian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1.6516in"/>
          <style:tab-stop style:position="4.198in"/>
        </style:tab-stops>
      </style:paragraph-properties>
    </style:style>
    <style:style style:name="MP2" style:family="paragraph" style:parent-style-name="Frame_20_contents">
      <style:paragraph-properties fo:margin-left="0.5909in" fo:margin-right="0.2953in" fo:margin-top="0.3055in" fo:margin-bottom="0in" style:contextual-spacing="false">
        <style:tab-stops>
          <style:tab-stop style:position="0.2957in" style:type="right"/>
        </style:tab-stops>
      </style:paragraph-properties>
    </style:style>
    <style:style style:name="MP3" style:family="paragraph" style:parent-style-name="Frame_20_contents">
      <style:paragraph-properties fo:margin-right="0.2957in">
        <style:tab-stops>
          <style:tab-stop style:position="0.2957in" style:type="right"/>
        </style:tab-stops>
      </style:paragraph-properties>
    </style:style>
    <style:style style:name="MP4" style:family="paragraph">
      <loext:graphic-properties draw:fill="solid" draw:fill-color="#98a639" draw:opacity="95%"/>
      <style:paragraph-properties fo:text-align="left"/>
      <style:text-properties fo:font-size="18pt"/>
    </style:style>
    <style:style style:name="MP5" style:family="paragraph" style:parent-style-name="Footer">
      <style:paragraph-properties fo:text-align="right" style:justify-single-word="false"/>
    </style:style>
    <style:style style:name="MT1" style:family="text">
      <style:text-properties fo:color="#ffffff" loext:opacity="100%" style:font-name="Arial" fo:font-size="18pt" style:font-size-asian="18pt" style:font-name-complex="Arial1" style:font-size-complex="18pt">
        <loext:char-complex-color loext:theme-type="light1" loext:color-type="theme"/>
      </style:text-properties>
    </style:style>
    <style:style style:name="MT2" style:family="text">
      <style:text-properties fo:color="#ffffff" loext:opacity="100%" style:font-name="Arial" fo:font-size="16pt" fo:font-weight="bold" style:font-size-asian="16pt" style:font-weight-asian="bold" style:font-name-complex="Arial1" style:font-size-complex="18pt">
        <loext:char-complex-color loext:theme-type="light1" loext:color-type="theme"/>
      </style:text-properties>
    </style:style>
    <style:style style:name="MT3" style:family="text">
      <style:text-properties fo:color="#ffffff" loext:opacity="100%" style:font-name="Arial" fo:font-size="16pt" style:font-size-asian="16pt" style:font-name-complex="Arial1" style:font-size-complex="18pt">
        <loext:char-complex-color loext:theme-type="light1" loext:color-type="theme"/>
      </style:text-properties>
    </style:style>
    <style:style style:name="MT4" style:family="text">
      <style:text-properties style:font-name="Arial" fo:font-size="16pt" fo:font-weight="bold" style:font-size-asian="16pt" style:font-weight-asian="bold" style:font-name-complex="Arial1" style:font-size-complex="18pt"/>
    </style:style>
    <style:style style:name="MT5" style:family="text">
      <style:text-properties style:font-name="Arial" fo:font-size="16pt" style:font-size-asian="16pt" style:font-name-complex="Arial1" style:font-size-complex="18pt"/>
    </style:style>
    <style:style style:name="MT6" style:family="text">
      <style:text-properties style:font-name="Arial" fo:font-size="11pt" style:font-size-asian="11pt" style:font-name-complex="Arial1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 style:parent-style-name="Frame">
      <style:graphic-properties draw:stroke="none" svg:stroke-width="0in" draw:fill="solid" draw:fill-color="#98a639" draw:opacity="95%" draw:textarea-vertical-align="middle" draw:auto-grow-height="false" fo:min-height="0.8862in" fo:min-width="8.0799in" fo:padding-top="0.05in" fo:padding-bottom="0.05in" fo:padding-left="0.1in" fo:padding-right="0.1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9846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75in" fo:margin-left="0in" fo:margin-right="0in" fo:margin-bottom="0.4681in" style:dynamic-spacing="true"/>
      </style:header-style>
      <style:footer-style>
        <style:header-footer-properties fo:min-height="0.0984in" fo:margin-left="0in" fo:margin-right="0in" fo:margin-top="0.0591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Picture 16" text:anchor-type="char" svg:x="4.2398in" svg:y="-0.1362in" svg:width="2.2917in" svg:height="0.55in" draw:z-index="5"><draw:image xlink:href="Pictures/100000010000019F00000064E2BE0257.png" xlink:type="simple" xlink:show="embed" xlink:actuate="onLoad" draw:mime-type="image/png"/><svg:desc>C:\Users\Rob\Dropbox\PG Online\Logos and Artwork\ai_eps\Test.png</svg:desc></draw:frame><draw:custom-shape text:anchor-type="char" draw:z-index="1" draw:name="Rectangle 11" draw:style-name="Mgr1" draw:text-style-name="MP4" svg:width="8.2795in" svg:height="0.9858in" draw:transform="rotate (-3.14159265358979) translate (7.26736111111111in 0.494444444444444in)"><text:p text:style-name="MP2" loext:marker-style-name="MT1"><text:span text:style-name="MT2">Worksheet 2 Network topology</text:span><text:span text:style-name="MT1"><text:line-break/></text:span><text:span text:style-name="MT3">Unit 6 Communication</text:span></text:p><text:p text:style-name="MP3" loext:marker-style-name="MT4"><text:span text:style-name="MT5"><text:tab/><text:tab/></text:span><text:span text:style-name="MT4"/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text:tab/></text:p>
      </style:header>
      <style:footer>
        <text:p text:style-name="MP5" loext:marker-style-name="MT6"><text:span text:style-name="MT6"><text:page-number text:select-page="current">2</text:page-number>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Rob Heathcote</meta:initial-creator>
    <meta:editing-cycles>14</meta:editing-cycles>
    <meta:print-date>2014-08-28T11:34:00</meta:print-date>
    <meta:creation-date>2015-03-10T09:22:00</meta:creation-date>
    <dc:date>2026-02-23T14:51:20.608831601</dc:date>
    <meta:editing-duration>PT1H20M7S</meta:editing-duration>
    <meta:generator>LibreOffice/26.2.0.3$Linux_X86_64 LibreOffice_project/620$Build-3</meta:generator>
    <meta:document-statistic meta:table-count="2" meta:image-count="1" meta:object-count="0" meta:page-count="2" meta:paragraph-count="32" meta:word-count="328" meta:character-count="1816" meta:non-whitespace-character-count="1511"/>
    <meta:user-defined meta:name="AppVersion">15.0000</meta:user-defined>
    <meta:user-defined meta:name="Company">PG Online Ltd</meta:user-defined>
    <meta:user-defined meta:name="ContentTypeId">0x010100F8C3CC0EF02B504588CE255A7004DDB1</meta:user-defined>
    <meta:template xlink:type="simple" xlink:actuate="onRequest" xlink:title="Normal.dotm" xlink:href=""/>
  </office:meta>
</office:document-meta>
</file>